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ject 1 – Flight Price Tracker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">Write a script that will scrape Allegiant airlines webpage, track flights to Sarasota, store, and update that information if a change in price is detecte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22:12.128912016</meta:creation-date>
    <dc:date>2023-09-15T15:24:54.933024399</dc:date>
    <meta:editing-duration>PT2M44S</meta:editing-duration>
    <meta:editing-cycles>1</meta:editing-cycles>
    <meta:document-statistic meta:object-count="25"/>
    <meta:generator>LibreOffice/7.5.6.2$Linux_X86_64 LibreOffice_project/50$Build-2</meta:generator>
  </office:meta>
</office:document-meta>
</file>